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b17aee" officeooo:paragraph-rsid="0057441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b17aee" officeooo:paragraph-rsid="0099b51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4b09a" officeooo:paragraph-rsid="0085acb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4b09a" officeooo:paragraph-rsid="0099b51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85917c" officeooo:paragraph-rsid="0057441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85917c" officeooo:paragraph-rsid="0099b51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73bff6" officeooo:paragraph-rsid="0085acb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99b51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574416"/>
    </style:style>
    <style:style style:name="P10" style:family="paragraph" style:parent-style-name="Standard">
      <style:paragraph-properties fo:text-align="start" style:justify-single-word="false"/>
      <style:text-properties officeooo:paragraph-rsid="0099b51c"/>
    </style:style>
    <style:style style:name="P11" style:family="paragraph" style:parent-style-name="Title">
      <style:paragraph-properties fo:text-align="start" style:justify-single-word="false"/>
      <style:text-properties officeooo:paragraph-rsid="00574416"/>
    </style:style>
    <style:style style:name="P12" style:family="paragraph" style:parent-style-name="Title">
      <style:paragraph-properties fo:text-align="start" style:justify-single-word="false"/>
      <style:text-properties officeooo:paragraph-rsid="0099b51c"/>
    </style:style>
    <style:style style:name="P13" style:family="paragraph" style:parent-style-name="Standard">
      <style:paragraph-properties fo:text-align="start" style:justify-single-word="false"/>
      <style:text-properties officeooo:paragraph-rsid="009b3dcc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73bff6" officeooo:paragraph-rsid="0085acb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73bff6" officeooo:paragraph-rsid="009b3dc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b17aee" officeooo:paragraph-rsid="009b3dc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85917c" officeooo:paragraph-rsid="009b3dc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4b09a" officeooo:paragraph-rsid="009b3dcc" style:font-size-asian="14pt" style:font-weight-asian="normal" style:font-size-complex="14pt" style:font-weight-complex="normal"/>
    </style:style>
    <style:style style:name="P19" style:family="paragraph" style:parent-style-name="Title">
      <style:paragraph-properties fo:text-align="start" style:justify-single-word="false"/>
      <style:text-properties officeooo:paragraph-rsid="009b3dcc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ce1bd7" style:font-size-asian="18pt" style:font-weight-asian="bold" style:font-size-complex="18pt" style:font-weight-complex="bold"/>
    </style:style>
    <style:style style:name="T3" style:family="text">
      <style:text-properties fo:color="#ff4000" loext:opacity="100%" fo:font-weight="bold" officeooo:rsid="00d150bc" style:font-weight-asian="bold" style:font-weight-complex="bold"/>
    </style:style>
    <style:style style:name="T4" style:family="text">
      <style:text-properties fo:color="#ff4000" loext:opacity="100%" style:text-underline-style="solid" style:text-underline-width="auto" style:text-underline-color="font-color" fo:font-weight="bold" officeooo:rsid="00ce1bd7" style:font-weight-asian="bold" style:font-weight-complex="bold"/>
    </style:style>
    <style:style style:name="T5" style:family="text">
      <style:text-properties fo:color="#000000" loext:opacity="100%" style:font-name="Calibri" fo:font-size="14pt" style:text-underline-style="none" fo:font-weight="normal" officeooo:rsid="00b17aee" style:font-size-asian="14pt" style:font-weight-asian="normal" style:font-size-complex="14pt" style:font-weight-complex="normal"/>
    </style:style>
    <style:style style:name="T6" style:family="text">
      <style:text-properties fo:color="#000000" loext:opacity="100%" style:font-name="Calibri" fo:font-size="14pt" style:text-underline-style="none" fo:font-weight="normal" officeooo:rsid="00d06fda" style:font-size-asian="14pt" style:font-weight-asian="normal" style:font-size-complex="14pt" style:font-weight-complex="normal"/>
    </style:style>
    <style:style style:name="T7" style:family="text">
      <style:text-properties fo:color="#000000" loext:opacity="100%" style:font-name="Calibri" fo:font-size="14pt" style:text-underline-style="none" fo:font-weight="normal" officeooo:rsid="0085917c" style:font-size-asian="14pt" style:font-weight-asian="normal" style:font-size-complex="14pt" style:font-weight-complex="normal"/>
    </style:style>
    <style:style style:name="T8" style:family="text">
      <style:text-properties officeooo:rsid="00d6795d"/>
    </style:style>
    <style:style style:name="T9" style:family="text">
      <style:text-properties officeooo:rsid="00ce1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Activité </text:span><text:span text:style-name="T2">2</text:span><text:span text:style-name="T1"> :</text:span></text:p>
      <text:p text:style-name="P1">Au cours de la formation des jeunes sapeurs-pompiers, <text:span text:style-name="T9">il est fait mention du </text:span><text:span text:style-name="T4">triangle du feu :</text:span><text:span text:style-name="T3"> </text:span><text:span text:style-name="T9">représentant qu’une combustion est une réaction chimique entre un combustible et un comburant. </text:span>Pour déclencher une combustion, il est nécessaire de mettre en présence un corps (le combustible), du <text:s text:c="2"/>dioxygène (le comburant), et une source de chaleur (l’énergie d’activation). </text:p>
      <text:p text:style-name="P1"/>
      <text:p text:style-name="P1">Si malgré les précautions d'usage un incendie survient, l'extinction consiste à</text:p>
      <text:p text:style-name="P9"><text:span text:style-name="T5">rompre le triangle en supprimant l'un des 3 cotés. </text:span><text:span text:style-name="T6">V</text:span><text:span text:style-name="T7">oir l’activité 2 pour des exemples.</text:span></text:p>
      <text:p text:style-name="P5"/>
      <text:p text:style-name="P3">Lors d’un incendie, les combustions consomme<text:span text:style-name="T8">nt</text:span> beaucoup de dioxygène, ce qui peut entraîner l’asphyxie. <text:span text:style-name="T8">Il peut aussi y avoir (dans le cas des combustions incomplètes...) apparition de gaz asphyxiant comme le monoxyde de carbone.</text:span></text:p>
      <text:p text:style-name="P7"/>
      <text:p text:style-name="P19"><text:span text:style-name="T1">Activité </text:span><text:span text:style-name="T2">2</text:span><text:span text:style-name="T1"> :</text:span></text:p>
      <text:p text:style-name="P16">Au cours de la formation des jeunes sapeurs-pompiers, <text:span text:style-name="T9">il est fait mention du </text:span><text:span text:style-name="T4">triangle du feu :</text:span><text:span text:style-name="T3"> </text:span><text:span text:style-name="T9">représentant qu’une combustion est une réaction chimique entre un combustible et un comburant. </text:span>Pour déclencher une combustion, il est nécessaire de mettre en présence un corps (le combustible), du <text:s text:c="2"/>dioxygène (le comburant), et une source de chaleur (l’énergie d’activation). </text:p>
      <text:p text:style-name="P16"/>
      <text:p text:style-name="P16">Si malgré les précautions d'usage un incendie survient, l'extinction consiste à</text:p>
      <text:p text:style-name="P13"><text:span text:style-name="T5">rompre le triangle en supprimant l'un des 3 cotés. </text:span><text:span text:style-name="T6">V</text:span><text:span text:style-name="T7">oir l’activité 2 pour des exemples.</text:span></text:p>
      <text:p text:style-name="P17"/>
      <text:p text:style-name="P18">Lors d’un incendie, les combustions consomme<text:span text:style-name="T8">nt</text:span> beaucoup de dioxygène, ce qui peut entraîner l’asphyxie. <text:span text:style-name="T8">Il peut aussi y avoir (dans le cas des combustions incomplètes...) apparition de gaz asphyxiant comme le monoxyde de carbone.</text:span></text:p>
      <text:p text:style-name="P15"/>
      <text:p text:style-name="P19"><text:span text:style-name="T1">Activité </text:span><text:span text:style-name="T2">2</text:span><text:span text:style-name="T1"> :</text:span></text:p>
      <text:p text:style-name="P16">Au cours de la formation des jeunes sapeurs-pompiers, <text:span text:style-name="T9">il est fait mention du </text:span><text:span text:style-name="T4">triangle du feu :</text:span><text:span text:style-name="T3"> </text:span><text:span text:style-name="T9">représentant qu’une combustion est une réaction chimique entre un combustible et un comburant. </text:span>Pour déclencher une combustion, il est nécessaire de mettre en présence un corps (le combustible), du <text:s text:c="2"/>dioxygène (le comburant), et une source de chaleur (l’énergie d’activation). </text:p>
      <text:p text:style-name="P16"/>
      <text:p text:style-name="P16">Si malgré les précautions d'usage un incendie survient, l'extinction consiste à</text:p>
      <text:p text:style-name="P13"><text:span text:style-name="T5">rompre le triangle en supprimant l'un des 3 cotés. </text:span><text:span text:style-name="T6">V</text:span><text:span text:style-name="T7">oir l’activité 2 pour des exemples.</text:span></text:p>
      <text:p text:style-name="P17"/>
      <text:p text:style-name="P18">Lors d’un incendie, les combustions consomme<text:span text:style-name="T8">nt</text:span> beaucoup de dioxygène, ce qui peut entraîner l’asphyxie. <text:span text:style-name="T8">Il peut aussi y avoir (dans le cas des combustions incomplètes...) apparition de gaz asphyxiant comme le monoxyde de carbone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20M52S</meta:editing-duration>
    <meta:editing-cycles>56</meta:editing-cycles>
    <meta:generator>LibreOffice/7.0.4.2$Linux_X86_64 LibreOffice_project/00$Build-2</meta:generator>
    <meta:creation-date>2020-12-27T11:49:34.420260960</meta:creation-date>
    <meta:initial-creator>J Cercy</meta:initial-creator>
    <dc:date>2021-01-21T23:10:44.511245690</dc:date>
    <dc:creator>J Cercy</dc:creator>
    <meta:document-statistic meta:table-count="0" meta:image-count="0" meta:object-count="0" meta:page-count="1" meta:paragraph-count="15" meta:word-count="357" meta:character-count="2334" meta:non-whitespace-character-count="1983"/>
    <meta:template xlink:type="simple" xlink:actuate="onRequest" xlink:title="trace_ecrite_de_cours" xlink:href="../../../../../mes_ressources/document%20type/trace_ecrite_de_cours.ott" meta:date="2020-12-27T11:49:33.165385742"/>
  </office:meta>
</office:document-meta>
</file>